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465a4" draw:marker-start-width="0.321cm" draw:marker-end-width="0.321cm" draw:fill-color="#cf72c2" draw:textarea-horizontal-align="justify" draw:textarea-vertical-align="middle" draw:auto-grow-height="false" fo:min-height="1.283cm" fo:min-width="0.726cm" fo:padding-top="0.165cm" fo:padding-bottom="0.165cm" fo:padding-left="0.29cm" fo:padding-right="0.29cm"/>
    </style:style>
    <style:style style:name="P1" style:family="paragraph">
      <loext:graphic-properties draw:fill-color="#cf72c2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905cm" svg:x="0.455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4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6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3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6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7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7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8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6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3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7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2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7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8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8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9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6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7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7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8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7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58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8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59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7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8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8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9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8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59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9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6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3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7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2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7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8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8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9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7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2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8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1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8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9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9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6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7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8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8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9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8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59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9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8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9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9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6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9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6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1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6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7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7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8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7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58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8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59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7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8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8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9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8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59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9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7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58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8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59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58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59cm" svg:y="3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59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cm" svg:y="5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8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59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9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59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cm" svg:y="-0.21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1cm" svg:y="1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7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8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8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9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8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59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9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8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9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9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6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9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6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1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8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59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9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59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cm" svg:y="11.1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1cm" svg:y="13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9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6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1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1cm" svg:y="7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1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2cm" svg:y="9.2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6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3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7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2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7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8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8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9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7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2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8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1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8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9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9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6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7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8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8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9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8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59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9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8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9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9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6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9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6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1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7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2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8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1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8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59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9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6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8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1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0.459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-1.14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59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6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3.66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.061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8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59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9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6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59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6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1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59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6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6.86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5.261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6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1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0.061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8.462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7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8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8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9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8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59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9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8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9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9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6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9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6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1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8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59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9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59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cm" svg:y="18.8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1cm" svg:y="20.7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9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6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1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1cm" svg:y="15.0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1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2cm" svg:y="16.9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8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59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9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6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59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6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1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59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6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3.26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1.661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6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1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6.461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4.862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59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6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1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1cm" svg:y="26.4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1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2cm" svg:y="28.3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6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1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9.661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18.062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1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2cm" svg:y="22.6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2.862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1.524cm" svg:height="1.905cm" svg:x="21.263cm" svg:y="24.58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0:10:14.559612472</meta:creation-date>
    <dc:date>2020-07-07T23:39:24.705441931</dc:date>
    <meta:editing-duration>PT3M58S</meta:editing-duration>
    <meta:editing-cycles>3</meta:editing-cycles>
    <meta:generator>LibreOffice/6.0.7.3$Linux_X86_64 LibreOffice_project/00m0$Build-3</meta:generator>
    <meta:document-statistic meta:object-count="256"/>
  </office:meta>
</office:document-meta>
</file>